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foelenco" style:master-page-name="MP0" style:list-style-name="LFO2" style:family="paragraph">
      <style:paragraph-properties fo:break-before="page"/>
    </style:style>
    <style:style style:name="T2" style:parent-style-name="Car.predefinitoparagrafo" style:family="text">
      <style:text-properties fo:color="#4472C4"/>
    </style:style>
    <style:style style:name="T3" style:parent-style-name="Car.predefinitoparagrafo" style:family="text">
      <style:text-properties fo:color="#4472C4"/>
    </style:style>
    <style:style style:name="T4" style:parent-style-name="Car.predefinitoparagrafo" style:family="text">
      <style:text-properties fo:color="#4472C4"/>
    </style:style>
    <style:style style:name="P5" style:parent-style-name="Paragrafoelenco" style:list-style-name="LFO1" style:family="paragraph"/>
    <style:style style:name="T6" style:parent-style-name="Car.predefinitoparagrafo" style:family="text">
      <style:text-properties style:font-name="Times New Roman" fo:color="#4472C4"/>
    </style:style>
    <style:style style:name="T7" style:parent-style-name="Car.predefinitoparagrafo" style:family="text">
      <style:text-properties style:font-name="Times New Roman" fo:color="#4472C4"/>
    </style:style>
    <style:style style:name="T8" style:parent-style-name="Car.predefinitoparagrafo" style:family="text">
      <style:text-properties style:font-name="Times New Roman" fo:color="#4472C4"/>
    </style:style>
    <style:style style:name="T9" style:parent-style-name="Car.predefinitoparagrafo" style:family="text">
      <style:text-properties style:font-name="Times New Roman" fo:color="#4472C4"/>
    </style:style>
    <style:style style:name="P10" style:parent-style-name="Paragrafoelenco" style:list-style-name="LFO1" style:family="paragraph"/>
    <style:style style:name="T11" style:parent-style-name="Car.predefinitoparagrafo" style:family="text">
      <style:text-properties fo:color="#4472C4"/>
    </style:style>
    <style:style style:name="T12" style:parent-style-name="Car.predefinitoparagrafo" style:family="text">
      <style:text-properties fo:color="#4472C4"/>
    </style:style>
    <style:style style:name="T13" style:parent-style-name="Car.predefinitoparagrafo" style:family="text">
      <style:text-properties fo:color="#4472C4"/>
    </style:style>
    <style:style style:name="P14" style:parent-style-name="Paragrafoelenco" style:list-style-name="LFO1" style:family="paragraph"/>
    <style:style style:name="T15" style:parent-style-name="Car.predefinitoparagrafo" style:family="text">
      <style:text-properties fo:color="#4472C4"/>
    </style:style>
    <style:style style:name="T16" style:parent-style-name="Car.predefinitoparagrafo" style:family="text">
      <style:text-properties fo:color="#4472C4"/>
    </style:style>
    <style:style style:name="P17" style:parent-style-name="Paragrafoelenco" style:list-style-name="LFO1" style:family="paragraph"/>
    <style:style style:name="T18" style:parent-style-name="Car.predefinitoparagrafo" style:family="text">
      <style:text-properties fo:color="#4472C4"/>
    </style:style>
    <style:style style:name="P19" style:parent-style-name="Paragrafoelenco" style:list-style-name="LFO1" style:family="paragraph"/>
    <style:style style:name="T20" style:parent-style-name="Car.predefinitoparagrafo" style:family="text">
      <style:text-properties style:font-name="Times New Roman" fo:color="#4472C4"/>
    </style:style>
    <style:style style:name="T21" style:parent-style-name="Car.predefinitoparagrafo" style:family="text">
      <style:text-properties style:font-name="Times New Roman" fo:color="#4472C4"/>
    </style:style>
    <style:style style:name="T22" style:parent-style-name="Car.predefinitoparagrafo" style:family="text">
      <style:text-properties fo:color="#4472C4"/>
    </style:style>
    <style:style style:name="T23" style:parent-style-name="Car.predefinitoparagrafo" style:family="text">
      <style:text-properties style:font-name="Times New Roman" fo:color="#4472C4"/>
    </style:style>
    <style:style style:name="T24" style:parent-style-name="Car.predefinitoparagrafo" style:family="text">
      <style:text-properties fo:color="#4472C4"/>
    </style:style>
    <style:style style:name="T25" style:parent-style-name="Car.predefinitoparagrafo" style:family="text">
      <style:text-properties style:font-name="Times New Roman" fo:color="#4472C4"/>
    </style:style>
    <style:style style:name="T26" style:parent-style-name="Car.predefinitoparagrafo" style:family="text">
      <style:text-properties style:font-name="Times New Roman" fo:color="#4472C4"/>
    </style:style>
    <style:style style:name="T27" style:parent-style-name="Car.predefinitoparagrafo" style:family="text">
      <style:text-properties style:font-name="Times New Roman" fo:color="#4472C4"/>
    </style:style>
    <style:style style:name="P28" style:parent-style-name="Paragrafoelenco" style:list-style-name="LFO1" style:family="paragraph"/>
    <style:style style:name="T29" style:parent-style-name="Car.predefinitoparagrafo" style:family="text">
      <style:text-properties fo:color="#4472C4"/>
    </style:style>
    <style:style style:name="T30" style:parent-style-name="Car.predefinitoparagrafo" style:family="text">
      <style:text-properties fo:color="#4472C4"/>
    </style:style>
    <style:style style:name="T31" style:parent-style-name="Car.predefinitoparagrafo" style:family="text">
      <style:text-properties fo:color="#4472C4"/>
    </style:style>
    <style:style style:name="T32" style:parent-style-name="Car.predefinitoparagrafo" style:family="text">
      <style:text-properties fo:color="#4472C4"/>
    </style:style>
    <style:style style:name="T33" style:parent-style-name="Car.predefinitoparagrafo" style:family="text">
      <style:text-properties fo:color="#4472C4"/>
    </style:style>
    <style:style style:name="T34" style:parent-style-name="Car.predefinitoparagrafo" style:family="text">
      <style:text-properties fo:color="#4472C4"/>
    </style:style>
    <style:style style:name="P35" style:parent-style-name="Paragrafoelenco" style:list-style-name="LFO1" style:family="paragraph"/>
    <style:style style:name="T36" style:parent-style-name="Car.predefinitoparagrafo" style:family="text">
      <style:text-properties fo:color="#4472C4"/>
    </style:style>
    <style:style style:name="T37" style:parent-style-name="Car.predefinitoparagrafo" style:family="text">
      <style:text-properties fo:color="#4472C4"/>
    </style:style>
    <style:style style:name="P38" style:parent-style-name="Paragrafoelenco" style:list-style-name="LFO1" style:family="paragraph"/>
    <style:style style:name="T39" style:parent-style-name="Car.predefinitoparagrafo" style:family="text">
      <style:text-properties fo:color="#4472C4" fo:language="en" fo:country="US"/>
    </style:style>
    <style:style style:name="P40" style:parent-style-name="Paragrafoelenco" style:list-style-name="LFO1" style:family="paragraph"/>
    <style:style style:name="T41" style:parent-style-name="Car.predefinitoparagrafo" style:family="text">
      <style:text-properties fo:color="#4472C4"/>
    </style:style>
    <style:style style:name="T42" style:parent-style-name="Car.predefinitoparagrafo" style:family="text">
      <style:text-properties fo:color="#4472C4"/>
    </style:style>
    <style:style style:name="P43" style:parent-style-name="Paragrafoelenco" style:list-style-name="LFO1" style:family="paragraph"/>
    <style:style style:name="T44" style:parent-style-name="Car.predefinitoparagrafo" style:family="text">
      <style:text-properties fo:color="#4472C4"/>
    </style:style>
    <style:style style:name="T45" style:parent-style-name="Car.predefinitoparagrafo" style:family="text">
      <style:text-properties fo:color="#4472C4"/>
    </style:style>
    <style:style style:name="T46" style:parent-style-name="Car.predefinitoparagrafo" style:family="text">
      <style:text-properties fo:color="#4472C4"/>
    </style:style>
    <style:style style:name="T47" style:parent-style-name="Car.predefinitoparagrafo" style:family="text">
      <style:text-properties fo:color="#4472C4"/>
    </style:style>
    <style:style style:name="P48" style:parent-style-name="Paragrafoelenco" style:list-style-name="LFO1" style:family="paragraph"/>
    <style:style style:name="T49" style:parent-style-name="Car.predefinitoparagrafo" style:family="text">
      <style:text-properties fo:color="#4472C4"/>
    </style:style>
    <style:style style:name="T50" style:parent-style-name="Car.predefinitoparagrafo" style:family="text">
      <style:text-properties fo:color="#4472C4"/>
    </style:style>
    <style:style style:name="T51" style:parent-style-name="Car.predefinitoparagrafo" style:family="text">
      <style:text-properties fo:color="#C00000"/>
    </style:style>
    <style:style style:name="P52" style:parent-style-name="Paragrafoelenco" style:list-style-name="LFO1" style:family="paragraph"/>
    <style:style style:name="T53" style:parent-style-name="Car.predefinitoparagrafo" style:family="text">
      <style:text-properties fo:color="#4472C4"/>
    </style:style>
    <style:style style:name="P54" style:parent-style-name="Paragrafoelenco" style:list-style-name="LFO1" style:family="paragraph"/>
    <style:style style:name="T55" style:parent-style-name="Collegamentoipertestuale" style:family="text">
      <style:text-properties style:use-window-font-color="true"/>
    </style:style>
    <style:style style:name="T56" style:parent-style-name="Car.predefinitoparagrafo" style:family="text">
      <style:text-properties fo:color="#4472C4"/>
    </style:style>
    <style:style style:name="P57" style:parent-style-name="Paragrafoelenco" style:list-style-name="LFO1" style:family="paragraph"/>
    <style:style style:name="T58" style:parent-style-name="Car.predefinitoparagrafo" style:family="text">
      <style:text-properties fo:color="#4472C4"/>
    </style:style>
    <style:style style:name="T59" style:parent-style-name="Car.predefinitoparagrafo" style:family="text">
      <style:text-properties fo:color="#4472C4"/>
    </style:style>
    <style:style style:name="P60" style:parent-style-name="Paragrafoelenco" style:list-style-name="LFO1" style:family="paragraph"/>
    <style:style style:name="T61" style:parent-style-name="Car.predefinitoparagrafo" style:family="text">
      <style:text-properties fo:color="#4472C4"/>
    </style:style>
    <style:style style:name="T62" style:parent-style-name="Car.predefinitoparagrafo" style:family="text">
      <style:text-properties fo:color="#4472C4"/>
    </style:style>
    <style:style style:name="T63" style:parent-style-name="Car.predefinitoparagrafo" style:family="text">
      <style:text-properties fo:color="#4472C4"/>
    </style:style>
    <style:style style:name="P64" style:parent-style-name="Paragrafoelenco" style:list-style-name="LFO1" style:family="paragraph">
      <style:paragraph-properties fo:text-align="justify"/>
    </style:style>
    <style:style style:name="T65" style:parent-style-name="Car.predefinitoparagrafo" style:family="text">
      <style:text-properties fo:color="#4472C4"/>
    </style:style>
    <style:style style:name="T66" style:parent-style-name="Car.predefinitoparagrafo" style:family="text">
      <style:text-properties fo:color="#4472C4"/>
    </style:style>
    <style:style style:name="P67" style:parent-style-name="Paragrafoelenco" style:list-style-name="LFO1" style:family="paragraph"/>
    <style:style style:name="T68" style:parent-style-name="Car.predefinitoparagrafo" style:family="text">
      <style:text-properties fo:color="#4472C4"/>
    </style:style>
    <style:style style:name="T69" style:parent-style-name="Car.predefinitoparagrafo" style:family="text">
      <style:text-properties fo:color="#4472C4"/>
    </style:style>
    <style:style style:name="P70" style:parent-style-name="Paragrafoelenco" style:list-style-name="LFO1" style:family="paragraph"/>
    <style:style style:name="T71" style:parent-style-name="Car.predefinitoparagrafo" style:family="text">
      <style:text-properties fo:color="#4472C4"/>
    </style:style>
    <style:style style:name="T72" style:parent-style-name="Car.predefinitoparagrafo" style:family="text">
      <style:text-properties fo:color="#4472C4"/>
    </style:style>
    <style:style style:name="T73" style:parent-style-name="Car.predefinitoparagrafo" style:family="text">
      <style:text-properties fo:color="#4472C4"/>
    </style:style>
    <style:style style:name="T74" style:parent-style-name="Car.predefinitoparagrafo" style:family="text">
      <style:text-properties fo:color="#4472C4"/>
    </style:style>
    <style:style style:name="P75" style:parent-style-name="Paragrafoelenco" style:list-style-name="LFO1" style:family="paragraph"/>
    <style:style style:name="T76" style:parent-style-name="Car.predefinitoparagrafo" style:family="text">
      <style:text-properties fo:color="#4472C4"/>
    </style:style>
    <style:style style:name="T77" style:parent-style-name="Car.predefinitoparagrafo" style:family="text">
      <style:text-properties fo:color="#4472C4"/>
    </style:style>
    <style:style style:name="T78" style:parent-style-name="Car.predefinitoparagrafo" style:family="text">
      <style:text-properties fo:color="#4472C4"/>
    </style:style>
    <style:style style:name="P79" style:parent-style-name="Paragrafoelenco" style:list-style-name="LFO1" style:family="paragraph"/>
    <style:style style:name="T80" style:parent-style-name="Car.predefinitoparagrafo" style:family="text">
      <style:text-properties fo:color="#4472C4"/>
    </style:style>
    <style:style style:name="P81" style:parent-style-name="Paragrafoelenco" style:list-style-name="LFO1" style:family="paragraph"/>
    <style:style style:name="T82" style:parent-style-name="Car.predefinitoparagrafo" style:family="text">
      <style:text-properties fo:color="#4472C4"/>
    </style:style>
    <style:style style:name="T83" style:parent-style-name="Car.predefinitoparagrafo" style:family="text">
      <style:text-properties fo:color="#4472C4"/>
    </style:style>
    <style:style style:name="T84" style:parent-style-name="Car.predefinitoparagrafo" style:family="text">
      <style:text-properties fo:color="#4472C4"/>
    </style:style>
    <style:style style:name="T85" style:parent-style-name="Car.predefinitoparagrafo" style:family="text">
      <style:text-properties fo:color="#4472C4"/>
    </style:style>
    <style:style style:name="T86" style:parent-style-name="Car.predefinitoparagrafo" style:family="text">
      <style:text-properties fo:color="#4472C4"/>
    </style:style>
    <style:style style:name="T87" style:parent-style-name="Car.predefinitoparagrafo" style:family="text">
      <style:text-properties fo:color="#4472C4"/>
    </style:style>
    <style:style style:name="T88" style:parent-style-name="Car.predefinitoparagrafo" style:family="text">
      <style:text-properties fo:color="#4472C4"/>
    </style:style>
    <style:style style:name="P89" style:parent-style-name="Paragrafoelenco" style:list-style-name="LFO1" style:family="paragraph"/>
    <style:style style:name="T90" style:parent-style-name="Car.predefinitoparagrafo" style:family="text">
      <style:text-properties fo:color="#4472C4"/>
    </style:style>
    <style:style style:name="T91" style:parent-style-name="Car.predefinitoparagrafo" style:family="text">
      <style:text-properties fo:color="#4472C4"/>
    </style:style>
    <style:style style:name="P92" style:parent-style-name="Paragrafoelenco" style:list-style-name="LFO1" style:family="paragraph"/>
    <style:style style:name="T93" style:parent-style-name="Car.predefinitoparagrafo" style:family="text">
      <style:text-properties fo:color="#4472C4"/>
    </style:style>
    <style:style style:name="T94" style:parent-style-name="Car.predefinitoparagrafo" style:family="text">
      <style:text-properties fo:color="#4472C4"/>
    </style:style>
    <style:style style:name="P95" style:parent-style-name="Paragrafoelenco" style:list-style-name="LFO1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T96" style:parent-style-name="Car.predefinitoparagrafo" style:family="text">
      <style:text-properties fo:color="#4472C4"/>
    </style:style>
    <style:style style:name="T97" style:parent-style-name="Car.predefinitoparagrafo" style:family="text">
      <style:text-properties fo:color="#4472C4"/>
    </style:style>
    <style:style style:name="T98" style:parent-style-name="Car.predefinitoparagrafo" style:family="text">
      <style:text-properties fo:color="#4472C4"/>
    </style:style>
    <style:style style:name="T99" style:parent-style-name="Car.predefinitoparagrafo" style:family="text">
      <style:text-properties fo:color="#4472C4"/>
    </style:style>
    <style:style style:name="T100" style:parent-style-name="Car.predefinitoparagrafo" style:family="text">
      <style:text-properties fo:color="#4472C4"/>
    </style:style>
    <style:style style:name="T101" style:parent-style-name="Car.predefinitoparagrafo" style:family="text">
      <style:text-properties fo:color="#4472C4"/>
    </style:style>
    <style:style style:name="P102" style:parent-style-name="Paragrafoelenco" style:list-style-name="LFO1" style:family="paragraph"/>
    <style:style style:name="T103" style:parent-style-name="Car.predefinitoparagrafo" style:family="text">
      <style:text-properties fo:color="#4472C4"/>
    </style:style>
    <style:style style:name="T104" style:parent-style-name="Car.predefinitoparagrafo" style:family="text">
      <style:text-properties fo:color="#4472C4"/>
    </style:style>
    <style:style style:name="T105" style:parent-style-name="Car.predefinitoparagrafo" style:family="text">
      <style:text-properties fo:color="#4472C4"/>
    </style:style>
    <style:style style:name="T106" style:parent-style-name="Car.predefinitoparagrafo" style:family="text">
      <style:text-properties fo:color="#4472C4"/>
    </style:style>
    <style:style style:name="P107" style:parent-style-name="Paragrafoelenco" style:list-style-name="LFO1" style:family="paragraph"/>
    <style:style style:name="T108" style:parent-style-name="Car.predefinitoparagrafo" style:family="text">
      <style:text-properties fo:color="#4472C4"/>
    </style:style>
    <style:style style:name="T109" style:parent-style-name="Car.predefinitoparagrafo" style:family="text">
      <style:text-properties fo:color="#4472C4"/>
    </style:style>
    <style:style style:name="T110" style:parent-style-name="Car.predefinitoparagrafo" style:family="text">
      <style:text-properties fo:color="#4472C4"/>
    </style:style>
    <style:style style:name="T111" style:parent-style-name="Car.predefinitoparagrafo" style:family="text">
      <style:text-properties fo:color="#FF0000"/>
    </style:style>
    <style:style style:name="T112" style:parent-style-name="Car.predefinitoparagrafo" style:family="text">
      <style:text-properties fo:color="#FF0000"/>
    </style:style>
    <style:style style:name="P113" style:parent-style-name="Paragrafoelenco" style:list-style-name="LFO1" style:family="paragraph"/>
    <style:style style:name="T114" style:parent-style-name="Car.predefinitoparagrafo" style:family="text">
      <style:text-properties fo:color="#4472C4"/>
    </style:style>
    <style:style style:name="T115" style:parent-style-name="Car.predefinitoparagrafo" style:family="text">
      <style:text-properties fo:color="#4472C4"/>
    </style:style>
    <style:style style:name="P116" style:parent-style-name="Paragrafoelenco" style:list-style-name="LFO1" style:family="paragraph"/>
    <style:style style:name="T117" style:parent-style-name="Car.predefinitoparagrafo" style:family="text">
      <style:text-properties fo:color="#4472C4"/>
    </style:style>
    <style:style style:name="T118" style:parent-style-name="Car.predefinitoparagrafo" style:family="text">
      <style:text-properties fo:color="#4472C4"/>
    </style:style>
    <style:style style:name="P119" style:parent-style-name="Paragrafoelenco" style:list-style-name="LFO1" style:family="paragraph"/>
    <style:style style:name="T120" style:parent-style-name="Car.predefinitoparagrafo" style:family="text">
      <style:text-properties fo:color="#4472C4"/>
    </style:style>
    <style:style style:name="T121" style:parent-style-name="Car.predefinitoparagrafo" style:family="text">
      <style:text-properties fo:color="#4472C4"/>
    </style:style>
    <style:style style:name="P122" style:parent-style-name="Paragrafoelenco" style:list-style-name="LFO1" style:family="paragraph"/>
    <style:style style:name="T123" style:parent-style-name="Car.predefinitoparagrafo" style:family="text">
      <style:text-properties fo:color="#4472C4"/>
    </style:style>
    <style:style style:name="T124" style:parent-style-name="Car.predefinitoparagrafo" style:family="text">
      <style:text-properties fo:color="#4472C4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 style:mirror="vertical"/>
    </style:style>
  </office:automatic-styles>
  <office:body>
    <office:text text:use-soft-page-breaks="true">
      <text:list text:style-name="LFO1">
        <text:list-item text:start-value="1">
          <text:p text:style-name="P1">Cosa si intende per congestione di una rete e come si manifesta in una rete a commutazione di pacchetto?<text:s/><text:span text:style-name="T2">Per congestione si intende il riempimento eccessivo del buffer (overflow), si manifesta quando la velocità di<text:s/></text:span><text:span text:style-name="T3">trasmissione da parte di un host è diversa da quella di inoltro del router. In una rete a commutazione di pacchetto quando il traffico offerto è superiore alla capacità della rete stessa, alcuni pacchetti vengono scartati, ovvero cancellati dalla memoria d</text:span><text:span text:style-name="T4">ei commutatori che li hanno ricevuti, ma che non riescono a trasmetterli. Questo accade quando le code interne sono piene e non c’è più spazio.</text:span></text:p>
        </text:list-item>
        <text:list-item>
          <text:p text:style-name="P5">Cosa si intende nel DNS per server di competenza (authoritative name server)?<text:s/><text:span text:style-name="T6">Un authoritative name server è un<text:s/></text:span><text:span text:style-name="T7">server dei nomi che fornisce i record dns di pubblico dominio (pubblicamente accessibile) che associno i nomi di tali host a indirizzi ip. L’authoritative name server restituisce risposte solo alle domande sui nomi di dominio che sono stati specificatament</text:span><text:span text:style-name="T8">e configurati dall'amministratore.</text:span><text:bookmark-start text:name="tw-target-text1"/><text:bookmark-end text:name="tw-target-text1"/><text:span text:style-name="T9"><text:s/></text:span></text:p>
        </text:list-item>
        <text:list-item>
          <text:p text:style-name="P10">Completare il disegno: (Protocollo di data link, es CSMA/CD <text:s/>se<text:s/><text:span text:style-name="T11">nome indirizzo ip: Intestazione IP – Intestazione TCP – Intestazione SMTP</text:span><text:s/>/<text:s/><text:span text:style-name="T12">se Record A: IP – UDP – DNS / se Query DNS: IP – UDP – DNS / Se Payload = pagina</text:span><text:span text:style-name="T13"><text:s/>HTML: IP – TCP – http / se Documento web: IP – TCP – http<text:s/></text:span></text:p>
        </text:list-item>
        <text:list-item>
          <text:p text:style-name="P14">Quali sono i tipi di indirizzamento associati a ciascun livello della pila di protocolli TCP/IP?<text:s/><text:span text:style-name="T15">Data Link: Indirizzi Mac / Livello di trasporto: Porte / Livello di rete: Indirizzi IP / Livello ap</text:span><text:span text:style-name="T16">plicazione: Nomi</text:span></text:p>
        </text:list-item>
        <text:list-item>
          <text:p text:style-name="P17">Si associ ciascuna delle seguenti proprietà al tipo di rete cui sono associate. Le reti sono suddivise rispetto al criterio dell'estensione.<text:s/><text:span text:style-name="T18">Velocità trasmissiva elevata: LAN / Rete a commutazione di pacchetto: WAN</text:span></text:p>
        </text:list-item>
        <text:list-item>
          <text:p text:style-name="P19">Considera i due principali algoritmi di routing: algoritmo del vettore distanza e algoritmo dello stato della connessione. Quale algoritmo è più efficiente in termini di occupazione di spazio? E dal punto di vista computazionale?<text:s/><text:span text:style-name="T20">Il più efficiente dal punto di vista di occupazion</text:span><text:span text:style-name="T21">e della memoria è l’algoritmo del vettore a distanza in quanto<text:s/></text:span><text:span text:style-name="T22">ogni nodo conosce i solo i costi dei collegamenti ai nodi adiacenti</text:span><text:span text:style-name="T23">, mentre nell’algoritmo dello stato della connessione</text:span><text:span text:style-name="T24"><text:s/>ogni nodo conosce i costi dei collegamenti a tutti i nodi .</text:span><text:span text:style-name="T25">Per quanto ri</text:span><text:span text:style-name="T26">guarda la complessità computazionale l’algoritmo di vector routing converge più lentamente ed ha una complessità di O(|N| x |E|) mentre quello di Link state routing converge più velocemente da O(|N^2|) a O(|E| + |N| log |N|) quindi è più efficente in termi</text:span><text:span text:style-name="T27">ni di complessità computazionale.</text:span></text:p>
        </text:list-item>
        <text:list-item>
          <text:p text:style-name="P28">Qual’è la relazione tra un datagramma IP e un frame Ethernet?<text:s/><text:span text:style-name="T29">il datagramma IP può essere incapsulato in un frame Ethernet / tra un datagramma IP e un datagramma UDP? Il datagramma<text:s/></text:span><text:span text:style-name="T30">UDP</text:span><text:span text:style-name="T31"><text:s/>è incapsulato nel datagramma<text:s/></text:span><text:span text:style-name="T32">IP</text:span><text:span text:style-name="T33"><text:s/>/ tra un datagramma IP e un datagramma TCP?<text:s/></text:span><text:span text:style-name="T34">Il datagramma TCP è incapsulato nel datagramma IP</text:span></text:p>
        </text:list-item>
        <text:list-item>
          <text:p text:style-name="P35">In un<text:s/>descrittore di risorsa di un DNS server, quale tipo di entrata specifica?<text:s/><text:span text:style-name="T36">un alias per un nome canonico di dominio: CNAME / L’indirizzo IP corrispondente: A / un mail server che accetta messaggi per un dominio: MX / un nome del name server a cui inoltrare</text:span><text:span text:style-name="T37"><text:s/>la richiesta: NS</text:span></text:p>
        </text:list-item>
        <text:list-item>
          <text:p text:style-name="P38">Quale organizzazione gestisce i Request For Comments (RCF)?<text:s/><text:span text:style-name="T39">IETF (Internet Engineering Task Force)</text:span></text:p>
        </text:list-item>
        <text:list-item>
          <text:p text:style-name="P40">Cosa si intende per?<text:s/><text:span text:style-name="T41">Ritardo di accodamento: somma dei tempi di attesa per ogni coda / Ritardo di propagazione: distanza/velocità del segna</text:span><text:span text:style-name="T42">le sul mezzo trasmissivo – Ritardo di elaborazione: tempo richiesto per esaminare l’intestazione di un pacchetto e determinare cosa farne - ritardo di trasmissione: dimensione del messaggio/rendimento</text:span></text:p>
        </text:list-item>
        <text:list-item>
          <text:p text:style-name="P43">L’algoritmo di Routing:<text:s/><text:span text:style-name="T44">Link State<text:s/></text:span><text:span text:style-name="T45">statico</text:span><text:span text:style-name="T46"><text:s/>e globale /</text:span><text:span text:style-name="T47"><text:s/>Distance Vector dinamico e decentralizzato</text:span></text:p>
        </text:list-item>
        <text:list-item>
          <text:p text:style-name="P48">Qual’è il livello di rete che si occupa:<text:span text:style-name="T49"><text:s/>delle connessioni indirette tra i nodi di una rete? Livello di rete / di gestire la comunicazione logica tra i processi? Livello di trasporto / delle connessioni dirette t</text:span><text:span text:style-name="T50">ra i nodi della rete (inclusi host e apparati di rete)? Livello di applicazione /<text:s/></text:span><text:span text:style-name="T51">FARE GLI ALTRI</text:span></text:p>
        </text:list-item>
        <text:list-item>
          <text:p text:style-name="P52">Si elenchino i principali servizi forniti dal DNS?<text:s/><text:span text:style-name="T53">Risoluzione dei nomi, Host Aliasing, Mail Server Aliasing, Load Distribution</text:span></text:p>
        </text:list-item>
        <text:list-item>
          <text:p text:style-name="P54"><draw:frame draw:z-index="251659264" draw:style-name="a0" draw:name="Input penna 2" text:anchor-type="paragraph" svg:x="4.6653in" svg:y="0.27708in" svg:width="0.09167in" svg:height="0.04931in" style:rel-width="scale" style:rel-height="scale"><draw:image xlink:href="media/image1.png" xlink:type="simple" xlink:show="embed" xlink:actuate="onLoad"/><svg:title/><svg:desc/></draw:frame>Comporre la Request Header Line di una richiesta HTTP di accesso risorsa localizzata al seguente URL:<text:s/><text:a xlink:href="http://www.di.uniba.it/novielli/teaching.htm" office:target-frame-name="_top" xlink:show="replace"><text:span text:style-name="T55">http://www.di.uniba.it/novielli/teaching.htm</text:span></text:a>:<text:s/><text:span text:style-name="T56">GET / <text:s text:c="3"/>novielli/teaching.html HTTP/1.0</text:span></text:p>
        </text:list-item>
        <text:list-item>
          <text:p text:style-name="P57">Qual’è la funzionalità principale offerta dal livello di trasporto? Qual è il nome di tale servizio?<text:s/><text:span text:style-name="T58">Comunicazione end to end, multiplexing nella fase di invio, demultiplexing nella fase di ricezione. Il livello di trasporto fa affidamento su una funzionalità per l’indirizzamento che consis</text:span><text:span text:style-name="T59">te nell’utilizzare un numero di porta che identifica univocamente un processo all’interno di un host</text:span></text:p>
        </text:list-item>
        <text:list-item>
          <text:p text:style-name="P60">Con riferimento alle proprietà fondamentali della sicurezza in rete per:<text:s/><text:span text:style-name="T61">Riservatezza si intende solo mittente e destinatario devono comprendere il<text:s/></text:span><text:span text:style-name="T62">contenuto del messaggio / Integrità = mittente e destinatario devono essere sicuri che il contenuto di un messaggio non subisca alterazioni durante la trasmissione / Disponibilità = Un servizio deve essere accessibile a chi è legittimamente autorizzato / N</text:span><text:span text:style-name="T63">on ripudio = Prova formale per dimostrare che una certa persona ha sottoscritto (firmato) un documento.</text:span></text:p>
        </text:list-item>
        <text:list-item>
          <text:p text:style-name="P64">Quale algoritmo è implementato dal protocollo:<text:s/><text:span text:style-name="T65">RIP (Routing Information Protocol) = Distance vector routing. In esso un nodo invia tutte le informazioni</text:span><text:span text:style-name="T66"><text:s/>di routing in suo possesso / OSPF (Open Shortest Path First) = Link state routing. In esso un nodo invia le informazioni di routing sicure cioè solo quelle relative ai nodi adiacenti</text:span></text:p>
        </text:list-item>
        <text:list-item>
          <text:p text:style-name="P67">Che cos’è un’access control list? Quale dispositivo ne fa uso?<text:s/><text:span text:style-name="T68">L’ACL è u</text:span><text:span text:style-name="T69">na lista che contiene le regole con il quale filtrare il traffico, viene utilizzata in firewall e router. Essa stabilisce se utenti o processi hanno dei permessi per poter accedere o compiere delle azioni</text:span></text:p>
        </text:list-item>
        <text:list-item>
          <text:p text:style-name="P70">Determinare se Vero o Falso:<text:s/><text:span text:style-name="T71">Nell’algoritmo<text:s/></text:span><text:span text:style-name="T72">Link State/Distance Vector la scelta del cammino varia in funzione di traffico e topologia = SI / Gli algoritmi di routing decentralizzato calcolano il cammino in modo distribuito e iterativo = SI - Routing Globale = NO (il calcolo non avviene) / Nella Cri</text:span><text:span text:style-name="T73">ttografia Asimmetrica, mittente e destinatario condividono la stessa chiave = NO – Simmetrica = SI / Gli IDS sono in grado di rilevare solo attacchi noti, sulla base di un database di firme = SI, basati sulle anomalie = NO / La funzione hash crittografica<text:s/></text:span><text:span text:style-name="T74">è utilizzata per la verifica dell’integrità di un messaggio = SI / La risoluzione dei nomi tramite caching si può considerare authoritative = NO</text:span></text:p>
        </text:list-item>
        <text:list-item>
          <text:p text:style-name="P75">Le reti di calcolatori che mettono a disposizione solo il servizio SENZA connessione sono chiamate reti<text:span text:style-name="T76">: a comm</text:span><text:span text:style-name="T77">utazione di pacchetto di tipo datagram /<text:s/></text:span>CON connessione<text:span text:style-name="T78">: commutazione di pacchetto a circuito virtuale<text:s/></text:span></text:p>
        </text:list-item>
        <text:list-item>
          <text:p text:style-name="P79">Esiste una porta di default per un mail client?<text:s/><text:span text:style-name="T80">NO – Il client fa la richiesta al Server per il servizio</text:span></text:p>
        </text:list-item>
        <text:list-item>
          <text:p text:style-name="P81">Esiste una porta di default per un mail server?<text:s/><text:span text:style-name="T82">SI – 25<text:s/></text:span><text:span text:style-name="T83">/</text:span><text:span text:style-name="T84"><text:s/></text:span><text:span text:style-name="T85">per http</text:span><text:span text:style-name="T86"><text:s/>server</text:span><text:span text:style-name="T87"><text:s/>= SI -</text:span><text:span text:style-name="T88"><text:s/>80</text:span></text:p>
        </text:list-item>
        <text:list-item>
          <text:p text:style-name="P89">Cosa è un root server e quali tipo di query accetta?<text:s/><text:span text:style-name="T90">Un root Server è un server DNS che risponde alle richieste di risoluzione dei nomi riguardanti il namespace del dominio principale, detto root. Il suo compito è quello<text:s/></text:span><text:span text:style-name="T91">di reindirizzare le richieste relative a ciascun dominio di primo livello ai nameserver propri di quel TLD. Accetta tipi di richiesta iterativa</text:span></text:p>
        </text:list-item>
        <text:list-item>
          <text:p text:style-name="P92">In che cosa consiste il three way handshake e da quale protocollo è implementato? Come avviene la chiusura della<text:s/>connessione?<text:span text:style-name="T93"><text:s/>Il three way handshake nasce dalla necessità di avere una nuova connessione sicura che non si confonda con le vecchie connessioni. Esso coinvolge lo scambio di 3 segmenti tra client e server. Vi è l’uso del flag SYN. Per chiudere la connessio</text:span><text:span text:style-name="T94">ne in maniera dolce (ovvero evitare la perdita dei dati dopo la chiusura) si usa un doppio handshake con flag FIN, che coinvolge lo scambio di 4 segmenti.<text:s/></text:span></text:p>
        </text:list-item>
        <text:list-item>
          <text:p text:style-name="P95">In cosa consiste il packet sniffing? Di quale tipo di tool operante e quale livello fa uso<text:span text:style-name="T96">? Il packe</text:span><text:span text:style-name="T97">t sniffing anche chiamato eavesdropping o wire tapping è un tipo di attacco alla rete passivo. Esso consiste nella lettura dei pacchetti destinati ad un altro nodo della rete. Questo<text:s/></text:span><text:soft-page-break/><text:span text:style-name="T98">può avvenire su una rete a mezzo condiviso. Questa intercettazione viene<text:s/></text:span><text:span text:style-name="T99">fatta attraverso alcuni programmi come whireshark che agisce al livello<text:s/></text:span><text:span text:style-name="T100">n</text:span><text:span text:style-name="T101">etwork.</text:span></text:p>
        </text:list-item>
        <text:list-item>
          <text:p text:style-name="P102">Descrivere brevemente la principale tra algoritmi di routing statico (non adattivi) e algoritmi di routing dinamico (adattivi)?<text:s/><text:span text:style-name="T103">Statico: la scelta del cammino è calcolata in a</text:span><text:span text:style-name="T104">nticipo e memorizzata in una memoria non volatile, Dinamico: la scelta del cammino varia a seconda dei cambiam</text:span><text:span text:style-name="T105">en</text:span><text:span text:style-name="T106">ti di topologia e traffico</text:span></text:p>
        </text:list-item>
        <text:list-item>
          <text:p text:style-name="P107">Quale interfaccia utilizza TCP per la trasmissione dei dati?<text:s/><text:span text:style-name="T108">Utilizza un’interfaccia a stream, non vi è nessuna garan</text:span><text:span text:style-name="T109">zia che i dati arrivino negli stessi blocchi con cui sono stati spediti</text:span><text:span text:style-name="T110"><text:s/></text:span><text:span text:style-name="T111">?????</text:span><text:span text:style-name="T112">??????</text:span></text:p>
        </text:list-item>
        <text:list-item>
          <text:p text:style-name="P113">In cosa consiste il controllo del flusso?<text:s/><text:span text:style-name="T114">Garanzia che il mittente non ecceda la capacità di ricezione del destinatario</text:span><text:span text:style-name="T115"><text:s/></text:span></text:p>
        </text:list-item>
        <text:list-item>
          <text:p text:style-name="P116">I router hanno indirizzi IP? Sei si, quanti?<text:s/><text:span text:style-name="T117">Possono avere da 2<text:s/></text:span><text:span text:style-name="T118">a più indirizzi</text:span></text:p>
        </text:list-item>
        <text:list-item>
          <text:p text:style-name="P119">Cos’è un name resolver? Quali tipi di query può query effettua?<text:s/><text:span text:style-name="T120">Il name resolver è la routine eseguita sui computer host che serve a invocare la risoluzione tramite DNS del nome di un indirizzo IP. Esso effettua soltanto query ricorsive e p</text:span><text:span text:style-name="T121">oi chiede al DNS server locale di dirgli qual è l’indirizzo IP e si aspetta che arrivi la risposta; non ci sono altre interazioni</text:span></text:p>
        </text:list-item>
        <text:list-item>
          <text:p text:style-name="P122">Quali e quanti livelli nella pila di protocolli di Internet solo elaborati da un router?<text:s/><text:span text:style-name="T123">3 Livelli, livello fisico, di rete, d</text:span><text:span text:style-name="T124">ata link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line-height="101%"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Textbody" style:display-name="Text body" style:family="paragraph" style:parent-style-name="Normale">
      <style:paragraph-properties fo:margin-bottom="0.0972in" fo:line-height="120%"/>
      <style:text-properties style:font-name="Liberation Serif" style:font-name-asian="SimSun" style:font-name-complex="Mangal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na Alicino</meta:initial-creator>
    <dc:creator>Dina Alicino</dc:creator>
    <meta:creation-date>2022-01-04T06:45:00Z</meta:creation-date>
    <dc:date>2022-01-13T08:52:00Z</dc:date>
    <meta:template xlink:href="Normal" xlink:type="simple"/>
    <meta:editing-cycles>23</meta:editing-cycles>
    <meta:editing-duration>PT27360S</meta:editing-duration>
    <meta:document-statistic meta:page-count="3" meta:paragraph-count="19" meta:word-count="1423" meta:character-count="9516" meta:row-count="67" meta:non-whitespace-character-count="8112"/>
  </office:meta>
</office:document-meta>
</file>